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l Multiverso InfoQbit: Un Sistema de Computación Distribuida Hiperdimensional</text:h>
      <text:p text:style-name="Text_20_body">El concepto del "Multiverso InfoQbit" se basa en la hipotética existencia de múltiples universos o realidades paralelas (el "multiverso") y la posibilidad de establecer una red de comunicación y computación distribuida a través de estas instancias. La idea central es que las computaciones y la información procesada en un universo puedan ser potencialmente accesibles y reutilizadas en otros, funcionando de manera análoga a un sistema de caché distribuida a escala cósmica.</text:p>
      <text:p text:style-name="P1">Arquitectura Conceptual:</text:p>
      <text:list text:style-name="L1">
        <text:list-item>
          <text:p text:style-name="P2"><text:span text:style-name="T1">Observadores Distribuidos:</text:span> Cada instancia del universo (o un nodo computacional avanzado dentro de un universo) actuaría como un "observador". Estos observadores son entidades capaces de generar, procesar y consumir información. Pueden ser desde civilizaciones tecnológicas avanzadas hasta estructuras computacionales a nanoescala, dependiendo del nivel de desarrollo en cada universo.</text:p>
        </text:list-item>
        <text:list-item>
          <text:p text:style-name="P2"><text:span text:style-name="T1">El Tejido Interdimensional (Canales de Comunicación):</text:span> La piedra angular de este sistema es la existencia de mecanismos (hipotéticos, según nuestro entendimiento actual de la física) que permitan la transferencia de información entre universos. Estos "canales" podrían basarse en conceptos teóricos como:</text:p>
          <text:list>
            <text:list-item>
              <text:p text:style-name="P2"><text:span text:style-name="T1">Agujeros de Gusano:</text:span> Túneles espacio-temporales que conectarían diferentes puntos en el espacio-tiempo, potencialmente incluyendo diferentes universos si la teoría del multiverso es correcta y permite tales conexiones.</text:p>
            </text:list-item>
            <text:list-item>
              <text:p text:style-name="P2"><text:span text:style-name="T1">Entrelazamiento Cuántico Hiperdimensional:</text:span> Si el entrelazamiento persiste a través de límites universales (una extensión especulativa de la mecánica cuántica), podría utilizarse para la transferencia de información a través de protocolos adecuados.</text:p>
            </text:list-item>
            <text:list-item>
              <text:p text:style-name="P2"><text:span text:style-name="T1">Ondas Gravitacionales de Alta Dimensión:</text:span> Teorías que postulan dimensiones espaciales adicionales sugieren que las ondas gravitacionales podrían propagarse a través de estas dimensiones, potencialmente "filtrándose" entre universos.</text:p>
            </text:list-item>
          </text:list>
        </text:list-item>
        <text:list-item>
          <text:p text:style-name="P2"><text:span text:style-name="T1">La Caché Multiversal:</text:span> Esta es la abstracción lógica del conjunto de información y resultados de computaciones que están disponibles a través del tejido interdimensional. Cuando un observador necesita realizar una computación, primero consultaría la caché multiversal para determinar si un observador en otro universo ya ha realizado una computación similar o idéntica.</text:p>
        </text:list-item>
        <text:list-item>
          <text:p text:style-name="P2"><text:span text:style-name="T1">Protocolos de Acceso y Reutilización:</text:span> Se requerirían protocolos complejos para:</text:p>
          <text:list>
            <text:list-item>
              <text:p text:style-name="P2"><text:span text:style-name="T1">Indexación y Descubrimiento:</text:span> Cómo se cataloga y se encuentra la información relevante dentro de la vasta caché multiversal.</text:p>
            </text:list-item>
            <text:list-item>
              <text:p text:style-name="P2"><text:span text:style-name="T1">Validación:</text:span> Cómo se asegura la fiabilidad y la corrección de la información obtenida de otros universos (dado que las leyes físicas o las condiciones iniciales podrían variar).</text:p>
            </text:list-item>
            <text:list-item>
              <text:p text:style-name="P2"><text:soft-page-break/><text:span text:style-name="T1">Traducción y Adaptación:</text:span> Cómo se adapta la información o los resultados computacionales de un contexto universal a otro (por ejemplo, si las constantes físicas son ligeramente diferentes).</text:p>
            </text:list-item>
            <text:list-item>
              <text:p text:style-name="P2"><text:span text:style-name="T1">Gestión de Concurrencia y Conflictos:</text:span> Cómo se manejan las situaciones en las que múltiples observadores acceden o intentan modificar la caché simultáneamente.</text:p>
            </text:list-item>
            <text:list-item>
              <text:p text:style-name="P2"><text:span text:style-name="T1">Incentivos:</text:span> Qué motiva a los observadores a compartir sus computaciones y contribuir a la caché multiversal.</text:p>
            </text:list-item>
          </text:list>
        </text:list-item>
        <text:list-item>
          <text:p text:style-name="P2"><text:span text:style-name="T1">El Beneficio Mutuo:</text:span> El sistema está diseñado para que todos los observadores se beneficien de la reutilización del trabajo computacional realizado en otros universos. Esto podría traducirse en:</text:p>
          <text:list>
            <text:list-item>
              <text:p text:style-name="P2"><text:span text:style-name="T1">Aceleración de la Investigación Científica:</text:span> Problemas complejos ya resueltos en otra parte podrían proporcionar soluciones o ideas cruciales.</text:p>
            </text:list-item>
            <text:list-item>
              <text:p text:style-name="P2"><text:span text:style-name="T1">Optimización de Procesos:</text:span> Algoritmos o modelos computacionales altamente eficientes desarrollados en un universo podrían ser adaptados para su uso en otros.</text:p>
            </text:list-item>
            <text:list-item>
              <text:p text:style-name="P2"><text:span text:style-name="T1">Reducción de la Redundancia Computacional:</text:span> Se evitaría la duplicación innecesaria de cálculos intensivos.</text:p>
            </text:list-item>
            <text:list-item>
              <text:p text:style-name="P2"><text:span text:style-name="T1">Descubrimiento de Nuevas Perspectivas:</text:span> La información proveniente de universos con leyes físicas o historias ligeramente diferentes podría ofrecer nuevas formas de abordar problemas.</text:p>
            </text:list-item>
          </text:list>
        </text:list-item>
      </text:list>
      <text:p text:style-name="P1">Viabilidad Basada en Matemática y Física (Consideraciones Teóricas):</text:p>
      <text:p text:style-name="Text_20_body">La viabilidad del Multiverso InfoQbit se enfrenta a desafíos fundamentales en nuestro actual entendimiento de la física y la cosmología. Sin embargo, podemos explorar algunas conexiones teóricas y realizar un análisis conceptual basado en las matemáticas.</text:p>
      <text:p text:style-name="P1">1. La Existencia del Multiverso:</text:p>
      <text:list text:style-name="L2">
        <text:list-item>
          <text:p text:style-name="P3"><text:span text:style-name="T1">Inflación Cósmica:</text:span> La teoría de la inflación cósmica sugiere que nuestro universo surgió de una expansión exponencial del espacio-tiempo. Algunas extensiones de esta teoría proponen que la inflación nunca se detiene por completo, generando continuamente "universos burbuja", cada uno con posibles leyes físicas o constantes diferentes.</text:p>
        </text:list-item>
        <text:list-item>
          <text:p text:style-name="P3"><text:span text:style-name="T1">Teoría de Cuerdas y Paisaje Cósmico:</text:span> La teoría de cuerdas, en sus diversas formulaciones, postula un vasto "paisaje cósmico" de posibles soluciones a sus ecuaciones, cada una correspondiendo a un universo con diferentes propiedades.</text:p>
        </text:list-item>
        <text:list-item>
          <text:p text:style-name="P3"><text:span text:style-name="T1">Interpretación de Muchos Mundos de la Mecánica Cuántica:</text:span> Esta interpretación sugiere que cada vez que ocurre una medición cuántica, el universo se divide en múltiples universos paralelos, cada uno representando un posible resultado de la medición.</text:p>
        </text:list-item>
      </text:list>
      <text:p text:style-name="Text_20_body">Matemáticamente, estas teorías proporcionan marcos que permiten la existencia de múltiples universos, aunque la evidencia observacional directa es actualmente inexistente.</text:p>
      <text:p text:style-name="P1">2. Comunicación Interuniversal:</text:p>
      <text:p text:style-name="Text_20_body">Este es el mayor obstáculo desde la perspectiva de la física conocida.</text:p>
      <text:list text:style-name="L3">
        <text:list-item>
          <text:p text:style-name="P4"><text:soft-page-break/><text:span text:style-name="T1">Agujeros de Gusano:</text:span> La relatividad general de Einstein permite teóricamente la existencia de agujeros de gusano, pero su estabilidad y la posibilidad de atravesarlos son altamente cuestionables y requerirían formas exóticas de materia con energía negativa. Matemáticamente, las métricas espacio-temporales que describen agujeros de gusano existen como soluciones a las ecuaciones de campo de Einstein.</text:p>
        </text:list-item>
        <text:list-item>
          <text:p text:style-name="P4"><text:span text:style-name="T1">Entrelazamiento Cuántico:</text:span> Aunque el entrelazamiento cuántico conecta partículas, no se puede usar para transferir información a velocidades superlumínicas (violando la causalidad tal como la conocemos). Sin embargo, extensiones teóricas podrían explorar si el entrelazamiento a través de dimensiones superiores o entre diferentes hojas del multiverso podría tener propiedades diferentes. Matemáticamente, el entrelazamiento se describe mediante estados cuánticos no separables.</text:p>
        </text:list-item>
        <text:list-item>
          <text:p text:style-name="P4"><text:span text:style-name="T1">Ondas Gravitacionales:</text:span> Las ondas gravitacionales son perturbaciones en el tejido espacio-tiempo predichas por la relatividad general y ya han sido detectadas. La posibilidad de que ondas gravitacionales de muy alta energía o generadas en dimensiones extra puedan "filtrarse" entre universos es puramente especulativa y no cuenta con un marco matemático bien desarrollado.</text:p>
        </text:list-item>
      </text:list>
      <text:p text:style-name="P1">3. La Caché Multiversal como Sistema de Información:</text:p>
      <text:p text:style-name="Text_20_body">Desde una perspectiva de la teoría de la información, la caché multiversal podría ser modelada como un vasto espacio de estados, donde cada estado representa una pieza de información o el resultado de una computación.</text:p>
      <text:list text:style-name="L4">
        <text:list-item>
          <text:p text:style-name="P5"><text:span text:style-name="T1">Capacidad:</text:span> La capacidad de la caché sería, en principio, ilimitada, dado el potencial número infinito de universos.</text:p>
        </text:list-item>
        <text:list-item>
          <text:p text:style-name="P5"><text:span text:style-name="T1">Redundancia y Consistencia:</text:span> El mayor desafío sería garantizar la consistencia y la utilidad de la información en diferentes contextos universales. Podría haber mecanismos probabilísticos para evaluar la "similitud" entre universos y la probabilidad de que un resultado computacional sea aplicable en otro.</text:p>
        </text:list-item>
        <text:list-item>
          <text:p text:style-name="P5"><text:span text:style-name="T1">Algoritmos de Búsqueda:</text:span> Se necesitarían algoritmos de búsqueda hiperdimensionales extremadamente eficientes para navegar por la caché y encontrar la información relevante. Estos algoritmos podrían inspirarse en técnicas de búsqueda en espacios de alta dimensión y en algoritmos cuánticos.</text:p>
        </text:list-item>
      </text:list>
      <text:p text:style-name="P1">4. Beneficios y Rendimiento (Analogía con Sistemas de Caché):</text:p>
      <text:p text:style-name="Text_20_body">Podemos establecer una analogía con los sistemas de caché computacionales para comprender los posibles beneficios en términos de rendimiento:</text:p>
      <text:list text:style-name="L5">
        <text:list-item>
          <text:p text:style-name="P6"><text:span text:style-name="T1">Aumento de la "Tasa de Aciertos" (Cache Hit Rate):</text:span> Si la probabilidad de encontrar una computación preexistente útil en la caché multiversal es significativa, esto reduciría drásticamente la necesidad de realizar cálculos desde cero.</text:p>
        </text:list-item>
        <text:list-item>
          <text:p text:style-name="P6"><text:span text:style-name="T1">Reducción de la Latencia:</text:span> Si la comunicación interuniversal puede realizarse de manera eficiente, el tiempo necesario para obtener un resultado de la caché podría ser menor que el tiempo necesario para realizar la computación localmente, especialmente para problemas complejos.</text:p>
        </text:list-item>
        <text:list-item>
          <text:p text:style-name="P6"><text:soft-page-break/><text:span text:style-name="T1">Eficiencia Energética:</text:span> Reutilizar computaciones ya realizadas ahorraría la energía requerida para llevar a cabo esos cálculos nuevamente.</text:p>
        </text:list-item>
      </text:list>
      <text:p text:style-name="Text_20_body">Matemáticamente, el rendimiento de un sistema de caché se analiza en términos de la tasa de aciertos, el tiempo de acceso a la caché y el costo de un fallo de caché. En el contexto del Multiverso InfoQbit, estos parámetros serían extremadamente difíciles de cuantificar dada nuestra falta de conocimiento sobre la naturaleza del multiverso y la comunicación interuniversal. Sin embargo, el principio general de que la reutilización de resultados reduce la carga computacional sigue siendo válido.</text:p>
      <text:p text:style-name="P1">Limitaciones y Desafíos Fundamentales:</text:p>
      <text:list text:style-name="L6">
        <text:list-item>
          <text:p text:style-name="P7"><text:span text:style-name="T1">La Prueba de Existencia del Multiverso:</text:span> Actualmente, no hay evidencia científica directa que confirme la existencia de otros universos.</text:p>
        </text:list-item>
        <text:list-item>
          <text:p text:style-name="P7"><text:span text:style-name="T1">La Viabilidad de la Comunicación Interuniversal:</text:span> Los mecanismos propuestos para la comunicación entre universos son altamente especulativos y carecen de un fundamento físico probado.</text:p>
        </text:list-item>
        <text:list-item>
          <text:p text:style-name="P7"><text:span text:style-name="T1">La Paradoja de la Causalidad:</text:span> La comunicación entre universos podría potencialmente llevar a paradojas causales si no se rige por principios estrictos.</text:p>
        </text:list-item>
        <text:list-item>
          <text:p text:style-name="P7"><text:span text:style-name="T1">La Heterogeneidad de los Universos:</text:span> Las diferencias en las leyes físicas, las constantes fundamentales o las condiciones iniciales entre universos podrían hacer que la información y los resultados computacionales de un universo sean inútiles o incluso engañosos en otro.</text:p>
        </text:list-item>
      </text:list>
      <text:p text:style-name="P1">Conclusión:</text:p>
      <text:p text:style-name="Text_20_body">El concepto del Multiverso InfoQbit es una idea fascinante que extiende los principios de la computación distribuida y la reutilización de información a una escala cósmica hipotética. Si bien la viabilidad de tal sistema se enfrenta a enormes desafíos que superan con creces nuestro entendimiento actual de la física, la exploración conceptual basada en principios matemáticos y la analogía con sistemas de caché existentes sugiere que, en un escenario donde el multiverso existe y la comunicación interuniversal es posible, los beneficios en términos de eficiencia computacional y avance del conocimiento podrían ser inmensos.</text:p>
      <text:p text:style-name="Text_20_body">La demostración matemática y física rigurosa de la viabilidad del Multiverso InfoQbit requeriría avances significativos en nuestra comprensión de la cosmología, la mecánica cuántica y la naturaleza fundamental del espacio, el tiempo y la información. Por ahora, sigue siendo un ejercicio de pensamiento especulativo con implicaciones profundas sobre el potencial de la computación y la naturaleza de la realidad mis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IT License</text:p>
      <text:p text:style-name="Standard">Copyright (c) 2025 Carlos Javier Avila and Bibiana Mariel Lopez</text:p>
      <text:p text:style-name="Standard">Permission is hereby granted, free of charge, to any person obtaining a copy</text:p>
      <text:p text:style-name="Standard">of this project and its associated documentation files (the “Project”), to deal</text:p>
      <text:p text:style-name="Standard">in the Project without restriction, including without limitation the rights</text:p>
      <text:p text:style-name="Standard">to use, copy, modify, merge, publish, distribute, sublicense, and/or sell</text:p>
      <text:p text:style-name="Standard">copies of the Project, and to permit persons to whom the Project is</text:p>
      <text:p text:style-name="Standard">furnished to do so, subject to the following conditions:</text:p>
      <text:p text:style-name="Standard">The above copyright notice and this permission notice shall be included in all</text:p>
      <text:p text:style-name="Standard">copies or substantial portions of the Project.</text:p>
      <text:p text:style-name="Standard">THE PROJECT IS PROVIDED “AS IS”, WITHOUT WARRANTY OF ANY KIND, EXPRESS</text:p>
      <text:p text:style-name="Standard">OR</text:p>
      <text:p text:style-name="Standard">IMPLIED, INCLUDING BUT NOT LIMITED TO THE WARRANTIES OF</text:p>
      <text:p text:style-name="Standard">MERCHANTABILITY,</text:p>
      <text:p text:style-name="Standard">FITNESS FOR A PARTICULAR PURPOSE AND NONINFRINGEMENT. IN NO EVENT</text:p>
      <text:p text:style-name="Standard">SHALL THE</text:p>
      <text:p text:style-name="Standard">AUTHORS OR COPYRIGHT HOLDERS BE LIABLE FOR ANY CLAIM, DAMAGES OR</text:p>
      <text:p text:style-name="Standard">OTHER</text:p>
      <text:p text:style-name="Standard">LIABILITY, WHETHER IN AN ACTION OF CONTRACT, TORT OR OTHERWISE, ARISING</text:p>
      <text:p text:style-name="Standard">FROM,</text:p>
      <text:p text:style-name="Standard">OUT OF OR IN CONNECTION WITH THE PROJECT OR THE USE OR OTHER DEALINGS</text:p>
      <text:p text:style-name="Standard">IN THE</text:p>
      <text:p text:style-name="Standard">PROJ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5T11:21:01.026648733</meta:creation-date>
    <dc:date>2025-07-25T11:22:32.146646259</dc:date>
    <meta:editing-duration>PT1M33S</meta:editing-duration>
    <meta:editing-cycles>1</meta:editing-cycles>
    <meta:document-statistic meta:table-count="0" meta:image-count="0" meta:object-count="0" meta:page-count="5" meta:paragraph-count="74" meta:word-count="1703" meta:character-count="11889" meta:non-whitespace-character-count="10293"/>
    <meta:generator>LibreOffice/25.2.5.2$Linux_X86_64 LibreOffice_project/03d19516eb2e1dd5d4ccd751a0d6f35f35e08022</meta:generator>
  </office:meta>
</office:document-meta>
</file>